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/>
    <style:font-face style:name="arial" svg:font-family="arial, helvetica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adb6" officeooo:paragraph-rsid="001dadb6"/>
    </style:style>
    <style:style style:name="P2" style:family="paragraph" style:parent-style-name="Standard">
      <style:paragraph-properties fo:break-before="page"/>
      <style:text-properties officeooo:rsid="001dadb6" officeooo:paragraph-rsid="001dadb6"/>
    </style:style>
    <style:style style:name="P3" style:family="paragraph" style:parent-style-name="Standard">
      <style:paragraph-properties fo:break-before="page"/>
      <style:text-properties style:font-name="Times New Roman1" fo:font-size="9pt" officeooo:rsid="001dadb6" officeooo:paragraph-rsid="001dadb6" style:font-size-asian="9pt" style:font-size-complex="9pt"/>
    </style:style>
    <style:style style:name="P4" style:family="paragraph" style:parent-style-name="Standard">
      <style:paragraph-properties fo:break-before="page"/>
      <style:text-properties style:font-name="Times New Roman1" fo:font-size="9pt" officeooo:paragraph-rsid="001dadb6" style:font-size-asian="9pt" style:font-size-complex="9pt"/>
    </style:style>
    <style:style style:name="P5" style:family="paragraph" style:parent-style-name="Standard">
      <style:paragraph-properties fo:break-before="page"/>
      <style:text-properties style:font-name="Times New Roman1" fo:font-size="9.5pt" officeooo:rsid="001dadb6" officeooo:paragraph-rsid="001dadb6" style:font-size-asian="9.5pt" style:font-size-complex="9.5pt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Text_20_body">
      <style:paragraph-properties style:line-height-at-least="0.1945in"/>
      <style:text-properties style:font-name="Times New Roman"/>
    </style:style>
    <style:style style:name="P8" style:family="paragraph" style:parent-style-name="Text_20_body">
      <style:paragraph-properties style:line-height-at-least="0.1945in"/>
    </style:style>
    <style:style style:name="P9" style:family="paragraph" style:parent-style-name="Text_20_body">
      <style:text-properties style:font-name="Arial" fo:font-size="10pt"/>
    </style:style>
    <style:style style:name="P10" style:family="paragraph" style:parent-style-name="Text_20_body">
      <style:text-properties officeooo:rsid="001dadb6" officeooo:paragraph-rsid="001dadb6"/>
    </style:style>
    <style:style style:name="P11" style:family="paragraph" style:parent-style-name="Text_20_body">
      <style:text-properties style:font-name="Times New Roman1" fo:font-size="9pt" style:font-size-asian="9pt" style:font-size-complex="9pt"/>
    </style:style>
    <style:style style:name="P12" style:family="paragraph" style:parent-style-name="Text_20_body">
      <style:text-properties style:font-name="Times New Roman1" fo:font-size="9pt" officeooo:paragraph-rsid="001dadb6" style:font-size-asian="9pt" style:font-size-complex="9pt"/>
    </style:style>
    <style:style style:name="P13" style:family="paragraph" style:parent-style-name="Text_20_body">
      <style:text-properties style:font-name="Times New Roman1" fo:font-size="9.5pt" officeooo:paragraph-rsid="001dadb6" style:font-size-asian="9.5pt" style:font-size-complex="9.5pt"/>
    </style:style>
    <style:style style:name="P14" style:family="paragraph" style:parent-style-name="Text_20_body">
      <style:text-properties style:font-name="Times New Roman1" fo:font-size="9.5pt" officeooo:rsid="001dadb6" officeooo:paragraph-rsid="001dadb6" style:font-size-asian="9.5pt" style:font-size-complex="9.5pt"/>
    </style:style>
    <style:style style:name="P15" style:family="paragraph" style:parent-style-name="Text_20_body">
      <style:text-properties officeooo:paragraph-rsid="001dadb6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fo:font-weight="bold"/>
    </style:style>
    <style:style style:name="T5" style:family="text">
      <style:text-properties fo:font-style="italic" fo:font-weight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0pt"/>
    </style:style>
    <style:style style:name="T8" style:family="text">
      <style:text-properties fo:font-size="10pt" fo:font-style="italic" fo:font-weight="bold"/>
    </style:style>
    <style:style style:name="T9" style:family="text">
      <style:text-properties fo:font-size="14pt" fo:font-style="italic" fo:font-weight="bold"/>
    </style:style>
    <style:style style:name="T10" style:family="text">
      <style:text-properties style:font-name="Arial" fo:font-size="14pt" fo:font-style="italic" fo:font-weight="bold"/>
    </style:style>
    <style:style style:name="T11" style:family="text">
      <style:text-properties style:font-name="Arial" fo:font-size="10pt"/>
    </style:style>
    <style:style style:name="T12" style:family="text">
      <style:text-properties style:font-name="arial" fo:font-size="10pt"/>
    </style:style>
    <style:style style:name="T13" style:family="text">
      <style:text-properties style:font-name="arial" fo:font-size="10pt" fo:font-style="italic" fo:font-weight="bold"/>
    </style:style>
    <style:style style:name="T14" style:family="text">
      <style:text-properties style:font-name="arial" fo:font-size="14pt" fo:font-style="italic" fo:font-weight="bold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size="14pt" fo:font-style="italic" fo:font-weight="bold"/>
    </style:style>
    <style:style style:name="T17" style:family="text">
      <style:text-properties style:font-name="Times New Roman1" fo:font-size="10pt"/>
    </style:style>
    <style:style style:name="T18" style:family="text">
      <style:text-properties style:font-name="Times New Roman1" fo:font-size="10pt" fo:font-style="italic" fo:font-weight="bold" style:font-size-asian="10pt" style:font-size-complex="10pt"/>
    </style:style>
    <style:style style:name="T19" style:family="text">
      <style:text-properties style:font-name="Times New Roman1" fo:font-size="10pt" style:font-size-asian="10pt" style:font-size-complex="10pt"/>
    </style:style>
    <style:style style:name="T20" style:family="text">
      <style:text-properties style:font-name="Times New Roman1" fo:font-style="italic" fo:font-weight="bold"/>
    </style:style>
    <style:style style:name="T21" style:family="text">
      <style:text-properties style:font-name="Times New Roman1" fo:font-size="12pt" fo:font-style="italic" fo:font-weight="bold" style:font-size-asian="12pt" style:font-size-complex="12pt"/>
    </style:style>
    <style:style style:name="T22" style:family="text">
      <style:text-properties style:font-name="Times New Roman1" fo:font-size="12pt" style:font-size-asian="12pt" style:font-size-complex="12pt"/>
    </style:style>
    <style:style style:name="T23" style:family="text">
      <style:text-properties style:font-name="Times New Roman1" fo:font-size="10.5pt" fo:font-style="italic" fo:font-weight="bold" style:font-size-asian="10.5pt" style:font-size-complex="10.5pt"/>
    </style:style>
    <style:style style:name="T24" style:family="text">
      <style:text-properties style:font-name="Times New Roman1" fo:font-size="10.5pt" style:font-size-asian="10.5pt" style:font-size-complex="10.5pt"/>
    </style:style>
    <style:style style:name="T25" style:family="text">
      <style:text-properties style:font-name="Times New Roman1" fo:font-size="8pt" fo:font-style="italic" fo:font-weight="bold" style:font-size-asian="8pt" style:font-size-complex="8pt"/>
    </style:style>
    <style:style style:name="T26" style:family="text">
      <style:text-properties style:font-name="Times New Roman1" fo:font-size="8pt" style:font-size-asian="8pt" style:font-size-complex="8pt"/>
    </style:style>
    <style:style style:name="T27" style:family="text">
      <style:text-properties style:font-name="Times New Roman1" fo:font-size="9pt" fo:font-style="italic" fo:font-weight="bold" style:font-size-asian="9pt" style:font-size-complex="9pt"/>
    </style:style>
    <style:style style:name="T28" style:family="text">
      <style:text-properties style:font-name="Times New Roman1" fo:font-size="9pt" style:font-size-asian="9pt" style:font-size-complex="9pt"/>
    </style:style>
    <style:style style:name="T29" style:family="text">
      <style:text-properties style:font-name="Times New Roman1" fo:font-size="9.5pt" fo:font-style="italic" fo:font-weight="bold" style:font-size-asian="9.5pt" style:font-size-complex="9.5pt"/>
    </style:style>
    <style:style style:name="T30" style:family="text">
      <style:text-properties style:font-name="Times New Roman1" fo:font-size="9.5pt" style:font-size-asian="9.5pt" style:font-size-complex="9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spañol 285</text:p>
      <text:p text:style-name="P8"><text:span text:style-name="T1">Poesía </text:span></text:p>
      <text:p text:style-name="P8"> </text:p>
      <text:p text:style-name="P8"> </text:p>
      <text:p text:style-name="P6">1.   Lea con cuidado <text:span text:style-name="T4">los dos poemas: </text:span>“Poema XX” y “Walking Around”, del chileno Pablo Neruda (1904-1973).  </text:p>
      <text:p text:style-name="Text_20_body">      <text:span text:style-name="T1">En </text:span><text:a xlink:type="simple" xlink:href="https://pioneerweb.grinnell.edu/webapps/blackboard/content/contentWrapper.jsp?content_id=_490501_1&amp;displayName=Linked+File&amp;navItem=content&amp;attachment=true&amp;course_id=_43586_1&amp;tab_group=courses&amp;href=http%3A%2F%2Fwww.neruda.uchile.cl%2Fobra%2Fobra20poemas5.html" text:style-name="Internet_20_link" text:visited-style-name="Visited_20_Internet_20_Link"><text:span text:style-name="T1">http://www.neruda.uchile.cl/obra/obra20poemas5.html</text:span></text:a><text:span text:style-name="T1"> encontrará “Poema XX” de </text:span><text:span text:style-name="T2">Veinte poemas de amor y una canción desesperada</text:span><text:span text:style-name="T1"> (1924). Además de imprimir y leer el poema, también escuche a Neruda leyéndolo.</text:span></text:p>
      <text:p text:style-name="Text_20_body">      <text:span text:style-name="T1">En </text:span><text:a xlink:type="simple" xlink:href="https://pioneerweb.grinnell.edu/webapps/blackboard/content/contentWrapper.jsp?content_id=_490501_1&amp;displayName=Linked+File&amp;navItem=content&amp;attachment=true&amp;course_id=_43586_1&amp;tab_group=courses&amp;href=http%3A%2F%2Fwww.neruda.uchile.cl%2Fobra%2Fobraresidencia2c.html" text:style-name="Internet_20_link" text:visited-style-name="Visited_20_Internet_20_Link"><text:span text:style-name="T1">http://www.neruda.uchile.cl/obra/obraresidencia2c.html</text:span></text:a><text:span text:style-name="T1"> encontrará “Walking around” de </text:span><text:span text:style-name="T2">Residencia en la tierra</text:span><text:span text:style-name="T1"> (2ª parte) (1935). </text:span></text:p>
      <text:p text:style-name="Text_20_body">      <text:span text:style-name="T1">También debe explorar el resto de este sitio red para aprender un poco sobre la vida de Neruda (Premio Nóbel 1971).</text:span></text:p>
      <text:p text:style-name="Text_20_body"> </text:p>
      <text:p text:style-name="P8"> </text:p>
      <text:p text:style-name="P6">2.   Analice formalmente cada uno de los dos poemas: ¿qué forma adopta? ¿Es regular o irregular? ¿Tiene rima?  ¿Cuál es el esquema de la rima? ¿Hay ejemplos de encabalgamiento? ¿Qué figuras retóricas utiliza?</text:p>
      <text:p text:style-name="P8"> </text:p>
      <text:p text:style-name="P6">3.   Prepare comentarios sobre los dos poemas que incluyan al menos <text:span text:style-name="T6">tres de los aspectos indicados en las preguntas</text:span> siguientes. Tenga presente la intervención de la forma en la construcción del significado del poema por parte del lector.  </text:p>
      <text:p text:style-name="P8"> </text:p>
      <text:p text:style-name="Text_20_body">•    <text:span text:style-name="T1">¿Hay diferentes secciones en el poema?  ¿Cómo se nota la transición a una sección nueva?</text:span></text:p>
      <text:p text:style-name="Text_20_body">•    <text:span text:style-name="T1">¿A quién(es) se dirige el hablante? ¿Cómo le(s) habla? ¿Con qué tono? ¿Se mantiene el mismo tono a lo largo del poema?</text:span></text:p>
      <text:p text:style-name="Text_20_body">•    <text:span text:style-name="T1">¿Qué efecto tienen los recursos poéticos que emplea el hablante para comunicarse? ¿Cuáles recursos le llaman más la atención? ¿Por qué?</text:span></text:p>
      <text:p text:style-name="Text_20_body">•    <text:span text:style-name="T1">¿Se repiten palabras, frases, ideas, comparaciones?  ¿Con qué fin se repiten?</text:span></text:p>
      <text:p text:style-name="Text_20_body">•    <text:span text:style-name="T1">¿Cómo relaciona el título con el contenido del poema?</text:span></text:p>
      <text:p text:style-name="Text_20_body">•    <text:span text:style-name="T1">¿Qué mensaje comunica el poema?  ¿Cómo contribuyen los elementos formales a él?</text:span></text:p>
      <text:p text:style-name="Text_20_body">•    <text:span text:style-name="T1">¿Corresponde el texto a sus ideas del género de la poesía? Explique.</text:span></text:p>
      <text:p text:style-name="P8"> </text:p>
      <text:p text:style-name="P8"><text:soft-page-break/><text:span text:style-name="T3">Atención</text:span><text:span text:style-name="T1">: Sus comentarios no serán meramente una respuesta a estas preguntas; más bien las respuestas o ideas producidas le ayudarán a encontrar la base para su comentario.</text:span></text:p>
      <text:p text:style-name="P8"> </text:p>
      <text:p text:style-name="P16">NOTA: No olvide que puede ir al Spanish Lab o a las horas de oficina de la Asistente para practicar sus intervenciones orales.</text:p>
      <text:p text:style-name="Standard"/>
      <text:p text:style-name="P2">Poema XX</text:p>
      <text:p text:style-name="P1">Pablo Neruda</text:p>
      <text:p text:style-name="P1"/>
      <text:p text:style-name="P1"/>
      <text:p text:style-name="P10"><text:span text:style-name="Strong_20_Emphasis"><text:span text:style-name="T10">P</text:span></text:span><text:span text:style-name="T11">UEDO escribir los versos más tristes esta noche.</text:span></text:p>
      <text:p text:style-name="P9">Escribir, por ejemplo: "La noche está estrellada, <text:line-break/>y tiritan, azules, los astros, a lo lejos".</text:p>
      <text:p text:style-name="P9">El viento de la noche gira en el cielo y canta.</text:p>
      <text:p text:style-name="P9">Puedo escribir los versos más tristes esta noche. <text:line-break/>Yo la quise, y a veces ella también me quiso.</text:p>
      <text:p text:style-name="P9">En las noches como ésta la tuve entre mis brazos.<text:line-break/>La besé tantas veces bajo el cielo infinito.</text:p>
      <text:p text:style-name="P9">Ella me quiso, a veces yo también la quería. <text:line-break/>Cómo no haber amado sus grandes ojos fijos.</text:p>
      <text:p text:style-name="P9">Puedo escribir los versos más tristes esta noche. <text:line-break/>Pensar que no la tengo. Sentir que la he perdido.</text:p>
      <text:p text:style-name="P9">Oir la noche inmensa, más inmensa sin ella. <text:line-break/>Y el verso cae al alma como al pasto el rocío.</text:p>
      <text:p text:style-name="P9">Qué importa que mi amor no pudiera guardarla. <text:line-break/>La noche está estrellada y ella no está conmigo.</text:p>
      <text:p text:style-name="P9">Eso es todo. A lo lejos alguien canta. A lo lejos. <text:line-break/>Mi alma no se contenta con haberla perdido.</text:p>
      <text:p text:style-name="P9">Como para acercarla mi mirada la busca. <text:line-break/>Mi corazón la busca, y ella no está conmigo.</text:p>
      <text:p text:style-name="P9">La misma noche que hace blanquear los mismos <text:line-break/>           árboles.<text:line-break/>Nosotros, los de entonces, ya no somos los mismos.</text:p>
      <text:p text:style-name="P9">Ya no la quiero, es cierto, pero cuánto la quise. <text:line-break/>Mi voz buscaba el viento para tocar su oído.</text:p>
      <text:p text:style-name="P9">De otro. Será de otro. Como antes de mis besos.<text:line-break/>Su voz, su cuerpo claro. Sus ojos infinitos.</text:p>
      <text:p text:style-name="P9">Ya no la quiero, es cierto, pero tal vez la quiero.<text:line-break/>Es tan corto el amor, y es tan largo el olvido.</text:p>
      <text:p text:style-name="P9">Porque en noches como ésta la tuve entre mis<text:line-break/>          brazos,<text:line-break/>mi alma no se contenta con haberla perdido.</text:p>
      <text:p text:style-name="Text_20_body"><text:span text:style-name="T11">Aunque éste sea el último dolor que ella me causa,<text:line-break/>y éstos sean los últimos versos que yo le escribo.</text:span> </text:p>
      <text:p text:style-name="P1"/>
      <text:p text:style-name="P4"/>
      <text:p text:style-name="P1"/>
      <text:p text:style-name="P5"><text:span text:style-name="T5">WALKING AROUND</text:span> </text:p>
      <text:p text:style-name="P15"><text:span text:style-name="Strong_20_Emphasis"><text:span text:style-name="T29">S</text:span></text:span><text:span text:style-name="T30">UCEDE que me canso de ser hombre.<text:line-break/>Sucede que entro en las sastrerías y en los cines<text:line-break/>marchito, impenetrable, como un cisne de fieltro<text:line-break/>navegando en un agua de origen y ceniza.</text:span></text:p>
      <text:p text:style-name="P13">El olor de las peluquerías me hace llorar a gritos.<text:line-break/>Sólo quiero un descanso de piedras o de lana,<text:line-break/>sólo quiero no ver establecimientos ni jardines,<text:line-break/>ni mercaderías, ni anteojos, ni ascensores.</text:p>
      <text:p text:style-name="P13">Sucede que me canso de mis pies y mis uñas<text:line-break/>y mi pelo y mi sombra.<text:line-break/>Sucede que me canso de ser hombre.</text:p>
      <text:p text:style-name="P13">Sin embargo sería delicioso<text:line-break/>asustar a  un notario con un lirio cortado<text:line-break/>o dar muerte a una monja con un golpe de oreja.<text:line-break/>Sería bello<text:line-break/>ir por las calles con un cuchillo verde<text:line-break/>y dando gritos hasta morir de frío.</text:p>
      <text:p text:style-name="P13">No quiero seguir siendo raíz en las tinieblas,<text:line-break/>vacilante, extendido, tiritando de sueño,<text:line-break/>hacia abajo, en las tripas mojadas de la tierra,<text:line-break/>absorbiendo y pensando, comiendo cada día.</text:p>
      <text:p text:style-name="P13">No quiero para mí tantas desgracias.<text:line-break/>No quiero continuar de raíz y de tumba,<text:line-break/>de subterráneo solo, de bodega con muertos<text:line-break/>ateridos, muriéndome de pena.</text:p>
      <text:p text:style-name="P13">Por eso el día lunes arde como el petróleo<text:line-break/>cuando me ve llegar con mi cara de cárcel,<text:line-break/>y aúlla en su transcurso como una rueda herida,<text:line-break/>y da pasos de sangre caliente hacia la noche.</text:p>
      <text:p text:style-name="P13">Y me empuja a ciertos rincones, a ciertas casas húmedas,<text:line-break/>a hospitales donde los huesos salen por la ventana,<text:line-break/>a ciertas zapaterías con olor a vinagre,<text:line-break/>a calles espantosas como grietas.</text:p>
      <text:p text:style-name="P13">Hay pájaros de color de azufre y horribles intestinos<text:line-break/>colgando de las puertas de las casas que odio,<text:line-break/>hay dentaduras olvidadas en una cafetera,<text:line-break/>hay espejos<text:line-break/>que debieran haber llorado de vergüenza y espanto, <text:line-break/>hay paraguas en todas partes, y venenos, y ombligos.</text:p>
      <text:p text:style-name="P14">Yo paseo con calma, con ojos, con zapatos,<text:line-break/>con furia, con olvido,<text:line-break/>paso, cruzo oficinas y tiendas de ortopedia,<text:line-break/>y patios donde hay ropas colgadas de un alambre:<text:line-break/>calzoncillos, toallas y camisas que lloran<text:line-break/>lentas lágrimas sucias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Times New Roman" svg:font-family="'Times New Roman'"/>
    <style:font-face style:name="arial" svg:font-family="arial, helvetica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56:22.943649000</meta:creation-date>
    <dc:date>2018-04-12T19:15:45.620347000</dc:date>
    <meta:editing-duration>PT19M26S</meta:editing-duration>
    <meta:editing-cycles>2</meta:editing-cycles>
    <meta:generator>LibreOffice/5.2.5.1$MacOSX_X86_64 LibreOffice_project/0312e1a284a7d50ca85a365c316c7abbf20a4d22</meta:generator>
    <meta:document-statistic meta:table-count="0" meta:image-count="0" meta:object-count="0" meta:page-count="6" meta:paragraph-count="55" meta:word-count="935" meta:character-count="5430" meta:non-whitespace-character-count="4443"/>
  </office:meta>
</office:document-meta>
</file>